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texto de tareas:</text:p>
      <text:p text:style-name="Standard">Para realizar el cambio de contexto de tareas, se utilizó un mecanismo propio y no los TSS que Intel aportaba. Esta decisión se debió a que consideramos que la dificultad de implementar bien el sistema de TSS era muy superior a elaborar un mecanismo propio. Este consistión en empujar todos los registros al stack del proceso que estuviera corriendo y luego guardar el valor del registro ESP que estaría apuntando al último registro “pusheado”. Esto se realiza cuando llega la interrupción del Timer Tick, luego para realizar cualquier tipo de llamado a funcion y no utilizar el stack de algun proceso de usuario, se usa el stack del proceso con pid = 0, llamemoslo proceso Init. Luego se llama a una función que setea el nuevo valor del current_process (variable donde se almacena el pid del proceso actual). Con el nuevo valor ya seteado, se carga en el registro ESP, el ESP del nuevo proceso que va a correr y se “popean” todos los registros del estack de este proceso. Ahora, el nuevo proceso esta listo para correr, y se termina el manejador de interrupciones de Timer Tick.</text:p>
      <text:p text:style-name="Standard">Para <text:s/>crear un nuevo proceso, hay que simular todo el stack frame del proceso, como si ya hubiese corrido en el microprocesador y este hubiese sido interrumpido, y el proceso hubiese sido desalojado. Para esto se tiene una estructura STACK_FRAME donde se representa la estructura del stack de un proceso que “pusheo” todos los registros en su stack. Luego se cargan solamente los valores necesarios como el EIP donde hay que cargar la direccion de la primer instruccion del proceso, y también por ejemplo, en la dirección de retorno, la dirección de la función que borra a un proceso.</text:p>
      <text:p text:style-name="Standard"/>
      <text:p text:style-name="Standard">Filesystem en Memoria:</text:p>
      <text:p text:style-name="Standard">Para realizar un filesystem en memoria primero se decidió la estructura y la organización que iba a tener. Para empezar, se eligió que las unidades lógicas donde se iban a acomodar los archivos fuera por medio de tags. Para representar los tags se usó un integer sin signo, que lo que se hace es utilizarlo de máscara para todos los tags. Se comienza con el valor 0 y cada vez que se mueve a un nuevo tag con el comando “cd &lt;tag&gt;” se hace un “or” con ese tag. Es necesario destacar en este momento que solo se cuenta con 32 tags, debido a que cada tag es representado por un integer con un 1 en algún bit, es decir quee todos estos integers van a ser potencias de 2. Para poder hacer uso del comando “cd ..” y que retorne un nivel para atrás se utilizó un stack donde cada vez que se ejecuta el comando “cd &lt;tag&gt;” para elegir otro tag más, se “pusheaba” en este stack. Por otro lado, para los archivos se utilizó una página para escribr y leer. Un archivo es creado mediante el system call open() y destruido mediante el system call close(). Luego se usan los system call fwrite() y fread() para escribirlos y leerlos, respectivamente. Por último, un archivo es identificado por su tag y su nombre, entonces mientras no tengan los mismos tags puede haber archivos con el mismo nombre en el file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ías </meta:initial-creator>
    <meta:creation-date>2009-11-01T23:49:46</meta:creation-date>
    <meta:document-statistic meta:table-count="0" meta:image-count="0" meta:object-count="0" meta:page-count="1" meta:paragraph-count="5" meta:word-count="543" meta:character-count="3005"/>
    <dc:date>2009-11-02T00:40:27</dc:date>
    <dc:creator>Matías </dc:creator>
    <meta:editing-duration>PT00H03M50S</meta:editing-duration>
    <meta:editing-cycles>1</meta:editing-cycles>
    <meta:generator>OpenOffice.org/3.1$Linux OpenOffice.org_project/310m19$Build-9420</meta:generator>
  </office:meta>
</office:document-meta>
</file>